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1.3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21">
      <style:table-cell-properties fo:border="0.06pt solid #000000"/>
    </style:style>
    <style:style style:name="ce10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Interrupter" table:style-name="ta1" table:print-ranges="Interrupter.H18:Interrupter.H18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2">
          <table:table-cell office:value-type="string" calcext:value-type="string">
            <text:p>R1-4</text:p>
          </table:table-cell>
          <table:table-cell table:style-name="ce2" office:value-type="string" calcext:value-type="string">
            <text:p>330R</text:p>
          </table:table-cell>
          <table:table-cell office:value-type="string" calcext:value-type="string">
            <text:p>080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2]*[.F2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D1,D6,D7</text:p>
          </table:table-cell>
          <table:table-cell table:style-name="ce2" office:value-type="string" calcext:value-type="string">
            <text:p>1N4148</text:p>
          </table:table-cell>
          <table:table-cell table:style-name="ce3" office:value-type="string" calcext:value-type="string">
            <text:p>08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150206" calcext:value-type="float">
            <text:p>8150206</text:p>
          </table:table-cell>
          <table:table-cell table:style-name="ce6" office:value-type="float" office:value="0.5" calcext:value-type="float">
            <text:p>0.50</text:p>
          </table:table-cell>
          <table:table-cell table:style-name="ce6" table:formula="of:=[.L2]*[.N2]"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R5-8,R10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3]*[.F3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D2,D3</text:p>
          </table:table-cell>
          <table:table-cell table:style-name="ce2" office:value-type="string" calcext:value-type="string">
            <text:p>1N5819</text:p>
          </table:table-cell>
          <table:table-cell table:style-name="ce3"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29304" calcext:value-type="float">
            <text:p>7429304</text:p>
          </table:table-cell>
          <table:table-cell table:style-name="ce6" office:value-type="float" office:value="0" calcext:value-type="float">
            <text:p>0.00</text:p>
          </table:table-cell>
          <table:table-cell table:style-name="ce6" table:formula="of:=[.L3]*[.N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table:style-name="ce2" office:value-type="string" calcext:value-type="string">
            <text:p>20k</text:p>
          </table:table-cell>
          <table:table-cell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4]*[.F4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D4,D5</text:p>
          </table:table-cell>
          <table:table-cell table:style-name="ce2" office:value-type="string" calcext:value-type="string">
            <text:p>1N5337</text:p>
          </table:table-cell>
          <table:table-cell table:style-name="ce3"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57946" calcext:value-type="float">
            <text:p>9557946</text:p>
          </table:table-cell>
          <table:table-cell table:style-name="ce6" office:value-type="float" office:value="3.08" calcext:value-type="float">
            <text:p>3.08</text:p>
          </table:table-cell>
          <table:table-cell table:style-name="ce6" table:formula="of:=[.L4]*[.N4]" office:value-type="float" office:value="6.16" calcext:value-type="float">
            <text:p>6.16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table:style-name="ce3" office:value-type="string" calcext:value-type="string">
            <text:p>10R</text:p>
          </table:table-cell>
          <table:table-cell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5]*[.F5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:.D11])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2:.L11])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2:.O11])" office:value-type="currency" office:currency="NOK" office:value="11.16" calcext:value-type="currency">
            <text:p>kr 11.1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 calcext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1,C5-10,C12,C13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15]*[.F15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U1,U8</text:p>
          </table:table-cell>
          <table:table-cell table:style-name="ce2" office:value-type="string" calcext:value-type="string">
            <text:p>74HC14</text:p>
          </table:table-cell>
          <table:table-cell table:style-name="ce3" office:value-type="string" calcext:value-type="string">
            <text:p>SOIC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07772" calcext:value-type="float">
            <text:p>1607772</text:p>
          </table:table-cell>
          <table:table-cell table:style-name="ce6" office:value-type="float" office:value="1.23" calcext:value-type="float">
            <text:p>1.23</text:p>
          </table:table-cell>
          <table:table-cell table:style-name="ce6" table:formula="of:=[.L15]*[.N15]" office:value-type="float" office:value="2.46" calcext:value-type="float">
            <text:p>2.46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2" office:value-type="string" calcext:value-type="string">
            <text:p>22nF</text:p>
          </table:table-cell>
          <table:table-cell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16]*[.F16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08</text:p>
          </table:table-cell>
          <table:table-cell table:style-name="ce3" office:value-type="string" calcext:value-type="string">
            <text:p>SOIC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</text:p>
          </table:table-cell>
          <table:table-cell table:style-name="ce6" office:value-type="float" office:value="0" calcext:value-type="float">
            <text:p>0.00</text:p>
          </table:table-cell>
          <table:table-cell table:style-name="ce6" table:formula="of:=[.L16]*[.N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table:style-name="ce2" office:value-type="string" calcext:value-type="string">
            <text:p>10µF 25V</text:p>
          </table:table-cell>
          <table:table-cell office:value-type="string" calcext:value-type="string">
            <text:p>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20887" calcext:value-type="float">
            <text:p>2320887</text:p>
          </table:table-cell>
          <table:table-cell office:value-type="float" office:value="0.93" calcext:value-type="float">
            <text:p>0.93</text:p>
          </table:table-cell>
          <table:table-cell table:formula="of:=[.D17]*[.F17]" office:value-type="float" office:value="1.86" calcext:value-type="float">
            <text:p>1.86</text:p>
          </table:table-cell>
          <table:table-cell/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74</text:p>
          </table:table-cell>
          <table:table-cell table:style-name="ce3" office:value-type="string" calcext:value-type="string">
            <text:p>SOIC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667016" calcext:value-type="float">
            <text:p>9667016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table:formula="of:=[.L17]*[.N17]"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C11,C14</text:p>
          </table:table-cell>
          <table:table-cell table:style-name="ce3" office:value-type="string" calcext:value-type="string">
            <text:p>1µF</text:p>
          </table:table-cell>
          <table:table-cell office:value-type="string" calcext:value-type="string">
            <text:p>080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18]*[.F18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U4,U5</text:p>
          </table:table-cell>
          <table:table-cell table:style-name="ce2" office:value-type="string" calcext:value-type="string">
            <text:p>MIC4422YM</text:p>
          </table:table-cell>
          <table:table-cell table:style-name="ce3" office:value-type="string" calcext:value-type="string">
            <text:p>SOI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7245" calcext:value-type="float">
            <text:p>1517245</text:p>
          </table:table-cell>
          <table:table-cell table:style-name="ce6" office:value-type="float" office:value="13.02" calcext:value-type="float">
            <text:p>13.02</text:p>
          </table:table-cell>
          <table:table-cell table:style-name="ce6" table:formula="of:=[.L18]*[.N18]" office:value-type="float" office:value="26.04" calcext:value-type="float">
            <text:p>26.04</text:p>
          </table:table-cell>
        </table:table-row>
        <table:table-row table:style-name="ro2">
          <table:table-cell office:value-type="string" calcext:value-type="string">
            <text:p>C15,C16</text:p>
          </table:table-cell>
          <table:table-cell table:style-name="ce3" office:value-type="string" calcext:value-type="string">
            <text:p>Lytt.</text:p>
          </table:table-cell>
          <table:table-cell office:value-type="string" calcext:value-type="string">
            <text:p>Thru Hol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float" office:value="0" calcext:value-type="float">
            <text:p>0.00</text:p>
          </table:table-cell>
          <table:table-cell table:formula="of:=[.D19]*[.F19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U6,U7</text:p>
          </table:table-cell>
          <table:table-cell table:style-name="ce3" office:value-type="string" calcext:value-type="string">
            <text:p>MODCD207R2M</text:p>
          </table:table-cell>
          <table:table-cell table:style-name="ce2" office:value-type="string" calcext:value-type="string">
            <text:p>SOI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86672" calcext:value-type="float">
            <text:p>1086672</text:p>
          </table:table-cell>
          <table:table-cell table:style-name="ce6" office:value-type="float" office:value="3.95" calcext:value-type="float">
            <text:p>3.95</text:p>
          </table:table-cell>
          <table:table-cell table:style-name="ce6" table:formula="of:=[.L19]*[.N19]" office:value-type="float" office:value="7.9" calcext:value-type="float">
            <text:p>7.90</text:p>
          </table:table-cell>
        </table:table-row>
        <table:table-row table:style-name="ro2">
          <table:table-cell/>
          <table:table-cell table:style-name="ce2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15:.D24])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15:.G24])" office:value-type="currency" office:currency="NOK" office:value="1.86" calcext:value-type="currency">
            <text:p>kr 1.86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15:.L24])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15:.O24])" office:value-type="currency" office:currency="NOK" office:value="37.35" calcext:value-type="currency">
            <text:p>kr 37.35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J1-6</text:p>
          </table:table-cell>
          <table:table-cell table:style-name="ce2" office:value-type="string" calcext:value-type="string">
            <text:p>JST 2-pin</text:p>
          </table:table-cell>
          <table:table-cell office:value-type="string" calcext:value-type="string">
            <text:p>Thru Hol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V</text:p>
          </table:table-cell>
          <table:table-cell office:value-type="float" office:value="0" calcext:value-type="float">
            <text:p>0.00</text:p>
          </table:table-cell>
          <table:table-cell table:formula="of:=[.D28]*[.F28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table:formula="of:=[.D12]" office:value-type="float" office:value="11" calcext:value-type="float">
            <text:p>11</text:p>
          </table:table-cell>
          <table:table-cell table:style-name="ce9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table:formula="of:=[.D25]" office:value-type="float" office:value="16" calcext:value-type="float">
            <text:p>16</text:p>
          </table:table-cell>
          <table:table-cell table:style-name="ce9" table:formula="of:=[.G25]" office:value-type="currency" office:currency="NOK" office:value="1.86" calcext:value-type="currency">
            <text:p>kr 1.8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table:formula="of:=[.L12]" office:value-type="float" office:value="14" calcext:value-type="float">
            <text:p>14</text:p>
          </table:table-cell>
          <table:table-cell table:style-name="ce9" table:formula="of:=[.O12]" office:value-type="currency" office:currency="NOK" office:value="11.16" calcext:value-type="currency">
            <text:p>kr 11.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table:formula="of:=[.L25]" office:value-type="float" office:value="8" calcext:value-type="float">
            <text:p>8</text:p>
          </table:table-cell>
          <table:table-cell table:style-name="ce9" table:formula="of:=[.O25]" office:value-type="currency" office:currency="NOK" office:value="37.35" calcext:value-type="currency">
            <text:p>kr 37.35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table:formula="of:=[.D38]" office:value-type="float" office:value="6" calcext:value-type="float">
            <text:p>6</text:p>
          </table:table-cell>
          <table:table-cell table:style-name="ce9" table:formula="of:=[.G38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table:formula="of:=SUM([.J30:.J34])" office:value-type="float" office:value="55" calcext:value-type="float">
            <text:p>55</text:p>
          </table:table-cell>
          <table:table-cell table:style-name="ce10" table:formula="of:=SUM([.K30:.K34])" office:value-type="currency" office:currency="NOK" office:value="50.37" calcext:value-type="currency">
            <text:p>kr 50.37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8:.D37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8:.G37])" office:value-type="currency" office:currency="NOK" office:value="0" calcext:value-type="currency">
            <text:p>kr 0.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]*[.F2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Q1,Q2</text:p>
          </table:table-cell>
          <table:table-cell table:style-name="ce2" office:value-type="string" calcext:value-type="string">
            <text:p>G4</text:p>
          </table:table-cell>
          <table:table-cell table:style-name="ce3" office:value-type="string" calcext:value-type="string">
            <text:p>TO-2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650632" calcext:value-type="float">
            <text:p>8650632</text:p>
          </table:table-cell>
          <table:table-cell table:style-name="ce6" office:value-type="float" office:value="54.79" calcext:value-type="float">
            <text:p>54.79</text:p>
          </table:table-cell>
          <table:table-cell table:style-name="ce6" table:formula="of:=[.L2]*[.N2]" office:value-type="float" office:value="219.16" calcext:value-type="float">
            <text:p>219.16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]*[.F3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3]*[.N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4]*[.F4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4]*[.N4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5]*[.F5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:.D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2:.L11])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2:.O11])" office:value-type="currency" office:currency="NOK" office:value="219.16" calcext:value-type="currency">
            <text:p>kr 219.1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 calcext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5]*[.F15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5]*[.N1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6]*[.F16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6]*[.N1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7]*[.F17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7]*[.N1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8]*[.F18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8]*[.N1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9]*[.F19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19]*[.N1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15:.D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15:.G24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15:.L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15:.O24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8]*[.F28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table:formula="of:=[.D12]" office:value-type="float" office:value="0" calcext:value-type="float">
            <text:p>0</text:p>
          </table:table-cell>
          <table:table-cell table:style-name="ce9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table:formula="of:=[.D25]" office:value-type="float" office:value="0" calcext:value-type="float">
            <text:p>0</text:p>
          </table:table-cell>
          <table:table-cell table:style-name="ce9" table:formula="of:=[.G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table:formula="of:=[.L12]" office:value-type="float" office:value="4" calcext:value-type="float">
            <text:p>4</text:p>
          </table:table-cell>
          <table:table-cell table:style-name="ce9" table:formula="of:=[.O12]" office:value-type="currency" office:currency="NOK" office:value="219.16" calcext:value-type="currency">
            <text:p>kr 219.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table:formula="of:=[.L25]" office:value-type="float" office:value="0" calcext:value-type="float">
            <text:p>0</text:p>
          </table:table-cell>
          <table:table-cell table:style-name="ce9" table:formula="of:=[.O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table:formula="of:=[.D38]" office:value-type="float" office:value="0" calcext:value-type="float">
            <text:p>0</text:p>
          </table:table-cell>
          <table:table-cell table:style-name="ce9" table:formula="of:=[.G38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table:formula="of:=SUM([.J30:.J34])" office:value-type="float" office:value="4" calcext:value-type="float">
            <text:p>4</text:p>
          </table:table-cell>
          <table:table-cell table:style-name="ce10" table:formula="of:=SUM([.K30:.K34])" office:value-type="currency" office:currency="NOK" office:value="219.16" calcext:value-type="currency">
            <text:p>kr 219.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8:.D3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8:.G37])" office:value-type="currency" office:currency="NOK" office:value="0" calcext:value-type="currency">
            <text:p>kr 0.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SU1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]*[.F2]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Likeretterbro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ra skuff</text:p>
          </table:table-cell>
          <table:table-cell table:style-name="ce6"/>
          <table:table-cell table:style-name="ce6" table:formula="of:=[.L2]*[.N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]*[.F3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3]*[.N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4]*[.F4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4]*[.N4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5]*[.F5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:.D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2:.L11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2:.O11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 calcext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1</text:p>
          </table:table-cell>
          <table:table-cell table:style-name="ce2" office:value-type="string" calcext:value-type="string">
            <text:p>2200uF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342176" calcext:value-type="float">
            <text:p>2342176</text:p>
          </table:table-cell>
          <table:table-cell office:value-type="float" office:value="254.73" calcext:value-type="float">
            <text:p>254.73</text:p>
          </table:table-cell>
          <table:table-cell table:formula="of:=[.D15]*[.F15]" office:value-type="float" office:value="254.73" calcext:value-type="float">
            <text:p>254.73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5]*[.N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2" office:value-type="string" calcext:value-type="string">
            <text:p>4,7uF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formula="of:=[.D16]*[.F16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6]*[.N1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7]*[.F17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7]*[.N1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8]*[.F18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8]*[.N1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9]*[.F19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19]*[.N1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15:.D24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15:.G24])" office:value-type="currency" office:currency="NOK" office:value="254.73" calcext:value-type="currency">
            <text:p>kr 254.73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15:.L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15:.O24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Automatsikring</text:p>
          </table:table-cell>
          <table:table-cell table:style-name="ce2" office:value-type="string" calcext:value-type="string">
            <text:p>6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lektromimportøren: G102B06</text:p>
          </table:table-cell>
          <table:table-cell office:value-type="float" office:value="137.5" calcext:value-type="float">
            <text:p>137.50</text:p>
          </table:table-cell>
          <table:table-cell table:formula="of:=[.D28]*[.F28]" office:value-type="float" office:value="137.5" calcext:value-type="float">
            <text:p>13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killevariac</text:p>
          </table:table-cell>
          <table:table-cell table:style-name="ce2" office:value-type="string" calcext:value-type="string">
            <text:p>8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atel</text:p>
          </table:table-cell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table:formula="of:=[.D12]" office:value-type="float" office:value="0" calcext:value-type="float">
            <text:p>0</text:p>
          </table:table-cell>
          <table:table-cell table:style-name="ce9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table:formula="of:=[.D25]" office:value-type="float" office:value="2" calcext:value-type="float">
            <text:p>2</text:p>
          </table:table-cell>
          <table:table-cell table:style-name="ce9" table:formula="of:=[.G25]" office:value-type="currency" office:currency="NOK" office:value="254.73" calcext:value-type="currency">
            <text:p>kr 254.73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table:formula="of:=[.L12]" office:value-type="float" office:value="1" calcext:value-type="float">
            <text:p>1</text:p>
          </table:table-cell>
          <table:table-cell table:style-name="ce9" table:formula="of:=[.O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table:formula="of:=[.L25]" office:value-type="float" office:value="0" calcext:value-type="float">
            <text:p>0</text:p>
          </table:table-cell>
          <table:table-cell table:style-name="ce9" table:formula="of:=[.O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table:formula="of:=[.D38]" office:value-type="float" office:value="2" calcext:value-type="float">
            <text:p>2</text:p>
          </table:table-cell>
          <table:table-cell table:style-name="ce9" table:formula="of:=[.G38]" office:value-type="currency" office:currency="NOK" office:value="137.5" calcext:value-type="currency">
            <text:p>kr 137.5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table:formula="of:=SUM([.J30:.J34])" office:value-type="float" office:value="5" calcext:value-type="float">
            <text:p>5</text:p>
          </table:table-cell>
          <table:table-cell table:style-name="ce10" table:formula="of:=SUM([.K30:.K34])" office:value-type="currency" office:currency="NOK" office:value="392.23" calcext:value-type="currency">
            <text:p>kr 392.23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8:.D37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8:.G37])" office:value-type="currency" office:currency="NOK" office:value="137.5" calcext:value-type="currency">
            <text:p>kr 137.5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Blank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Pakke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]*[.F2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2]*[.N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]*[.F3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3]*[.N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4]*[.F4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4]*[.N4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5]*[.F5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:.D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2:.L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2:.O11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 calcext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5]*[.F15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5]*[.N1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6]*[.F16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6]*[.N1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17]*[.F17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7]*[.N1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8]*[.F18]" office:value-type="float" office:value="0" calcext:value-type="float">
            <text:p>0.00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6"/>
          <table:table-cell table:style-name="ce6" table:formula="of:=[.L18]*[.N1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19]*[.F19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19]*[.N1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2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2"/>
          <table:table-cell table:style-name="ce3"/>
          <table:table-cell table:style-name="ce2" table:number-columns-repeated="3"/>
          <table:table-cell table:style-name="ce6"/>
          <table:table-cell table:style-name="ce6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6"/>
          <table:table-cell table:style-name="ce6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15:.D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15:.G24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SUM</text:p>
          </table:table-cell>
          <table:table-cell table:formula="of:=SUM([.L15:.L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O15:.O24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8]*[.F28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2" table:formula="of:=[.D12]" office:value-type="float" office:value="0" calcext:value-type="float">
            <text:p>0</text:p>
          </table:table-cell>
          <table:table-cell table:style-name="ce9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2" table:formula="of:=[.D25]" office:value-type="float" office:value="0" calcext:value-type="float">
            <text:p>0</text:p>
          </table:table-cell>
          <table:table-cell table:style-name="ce9" table:formula="of:=[.G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2" table:formula="of:=[.L12]" office:value-type="float" office:value="0" calcext:value-type="float">
            <text:p>0</text:p>
          </table:table-cell>
          <table:table-cell table:style-name="ce9" table:formula="of:=[.O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2" table:formula="of:=[.L25]" office:value-type="float" office:value="0" calcext:value-type="float">
            <text:p>0</text:p>
          </table:table-cell>
          <table:table-cell table:style-name="ce9" table:formula="of:=[.O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2" table:formula="of:=[.D38]" office:value-type="float" office:value="0" calcext:value-type="float">
            <text:p>0</text:p>
          </table:table-cell>
          <table:table-cell table:style-name="ce9" table:formula="of:=[.G38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8" table:formula="of:=SUM([.J30:.J34])" office:value-type="float" office:value="0" calcext:value-type="float">
            <text:p>0</text:p>
          </table:table-cell>
          <table:table-cell table:style-name="ce8" table:formula="of:=SUM([.K30:.K34])" office:value-type="float" office:value="0" calcext:value-type="float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SUM</text:p>
          </table:table-cell>
          <table:table-cell table:formula="of:=SUM([.D28:.D3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7" table:formula="of:=SUM([.G28:.G37])" office:value-type="currency" office:currency="NOK" office:value="0" calcext:value-type="currency">
            <text:p>kr 0.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20:54:48.275266625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14T20:59:06.905055198</dc:date>
    <meta:editing-duration>PT4H58M5S</meta:editing-duration>
    <meta:editing-cycles>35</meta:editing-cycles>
    <meta:generator>LibreOffice/4.1.4.2$Linux_X86_64 LibreOffice_project/410m0$Build-2</meta:generator>
    <meta:print-date>2014-01-14T16:35:48.52</meta:print-date>
    <meta:document-statistic meta:table-count="4" meta:cell-count="554" meta:object-count="0"/>
  </office:meta>
</office:document-meta>
</file>